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032fe" officeooo:paragraph-rsid="001032f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text-properties officeooo:rsid="000e7b14" officeooo:paragraph-rsid="000e7b14"/>
    </style:style>
    <style:style style:name="T1" style:family="text">
      <style:text-properties officeooo:rsid="000be3c2"/>
    </style:style>
    <style:style style:name="T2" style:family="text">
      <style:text-properties officeooo:rsid="000d0f5d"/>
    </style:style>
    <style:style style:name="T3" style:family="text">
      <style:text-properties officeooo:rsid="0011a25b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p text:style-name="Title"><text:span text:style-name="T2">Eeppinen d</text:span>rinkkiarkisto</text:p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">Sisällysluettelo</text:p>
          </text:index-title>
          <text:p text:style-name="P1"><text:a xlink:type="simple" xlink:href="#__RefHeading__107_26449249" text:style-name="Index_20_Link" text:visited-style-name="Index_20_Link">Johdanto<text:tab/>3</text:a></text:p>
          <text:p text:style-name="P5"><text:a xlink:type="simple" xlink:href="#__RefHeading__119_26449249" text:style-name="Index_20_Link" text:visited-style-name="Index_20_Link">Yleistä<text:tab/>3</text:a></text:p>
          <text:p text:style-name="P1"><text:a xlink:type="simple" xlink:href="#__RefHeading__109_26449249" text:style-name="Index_20_Link" text:visited-style-name="Index_20_Link">Järjestelmän yleiskuva<text:tab/>4</text:a></text:p>
          <text:p text:style-name="P1"><text:a xlink:type="simple" xlink:href="#__RefHeading__111_26449249" text:style-name="Index_20_Link" text:visited-style-name="Index_20_Link">Järjestelmän tietosisältö<text:tab/>5</text:a></text:p>
          <text:p text:style-name="P1"><text:a xlink:type="simple" xlink:href="#__RefHeading__113_26449249" text:style-name="Index_20_Link" text:visited-style-name="Index_20_Link">Relaatiotietokantakaavio<text:tab/>5</text:a></text:p>
          <text:p text:style-name="P1"><text:a xlink:type="simple" xlink:href="#__RefHeading__115_26449249" text:style-name="Index_20_Link" text:visited-style-name="Index_20_Link">Järjestelmän yleisrakenne<text:tab/>5</text:a></text:p>
          <text:p text:style-name="P1"><text:a xlink:type="simple" xlink:href="#__RefHeading__117_26449249" text:style-name="Index_20_Link" text:visited-style-name="Index_20_Link">Käyttöliittymä ja järjestelmän komponentit<text:tab/>5</text:a></text:p>
          <text:p text:style-name="P1"><text:a xlink:type="simple" xlink:href="#__RefHeading__121_26449249" text:style-name="Index_20_Link" text:visited-style-name="Index_20_Link">Asennustiedot<text:tab/>5</text:a></text:p>
          <text:p text:style-name="P1"><text:a xlink:type="simple" xlink:href="#__RefHeading__123_26449249" text:style-name="Index_20_Link" text:visited-style-name="Index_20_Link">Käynnistys- / käyttöohje<text:tab/>5</text:a></text:p>
          <text:p text:style-name="P1"><text:a xlink:type="simple" xlink:href="#__RefHeading__125_26449249" text:style-name="Index_20_Link" text:visited-style-name="Index_20_Link">Testaus, tunnetut bugit ja puutteet &amp; jatkokehitysideat<text:tab/>5</text:a></text:p>
          <text:p text:style-name="P1"><text:a xlink:type="simple" xlink:href="#__RefHeading__127_26449249" text:style-name="Index_20_Link" text:visited-style-name="Index_20_Link">Omat kokemukset<text:tab/>5</text:a></text:p>
          <text:p text:style-name="P1"><text:a xlink:type="simple" xlink:href="#__RefHeading__129_26449249" text:style-name="Index_20_Link" text:visited-style-name="Index_20_Link">Liitteet<text:tab/>5</text:a></text:p>
        </text:index-body>
      </text:table-of-content>
      <text:p text:style-name="P2"/>
      <text:h text:style-name="P7" text:outline-level="1"><text:bookmark-start text:name="__RefHeading__107_26449249"/><text:span text:style-name="T1">Johdanto</text:span><text:bookmark-end text:name="__RefHeading__107_26449249"/></text:h>
      <text:h text:style-name="P8" text:outline-level="2"><text:bookmark-start text:name="__RefHeading__119_26449249"/>Yleistä<text:bookmark-end text:name="__RefHeading__119_26449249"/></text:h>
      <text:p text:style-name="P3">Tämän dokumentin kuvaama järjestelmä on Harjoitustyö: tietokantasovellus -kurssille toteuttava drinkkiarkisto.</text:p>
      <text:p text:style-name="P3">Eeppinen drinkkiarkisto on <text:span text:style-name="T3">WWW-</text:span>selaimella käytettävä sovellus, jolla käyttäjä voi ylläpitää drinkkireseptikokoelmaansa. <text:span text:style-name="T3">Sovelluksen</text:span> perusominaisuuksia ovat mm. drinkkien lisääminen, poistaminen ja etsiminen. <text:span text:style-name="T3">Koska parhaat drinkkireseptit halutaan pitää salaisina, toteutetaan järjestelmään käyttäjätunnukseen ja salasanaan perustuva kirjautuminen.</text:span></text:p>
      <text:h text:style-name="P7" text:outline-level="1"><text:bookmark-start text:name="__RefHeading__109_26449249"/>Järjestelmän yleiskuva<text:bookmark-end text:name="__RefHeading__109_26449249"/></text:h>
      <text:h text:style-name="P7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Heading_20_1" text:outline-level="1"><text:bookmark-start text:name="__RefHeading__117_26449249"/>Käyttöliittymä ja järjestelmän komponentit<text:bookmark-end text:name="__RefHeading__117_26449249"/></text:h>
      <text:h text:style-name="Heading_20_1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33S</meta:editing-duration>
    <meta:editing-cycles>7</meta:editing-cycles>
    <meta:generator>LibreOffice/4.3.0.4$Windows_x86 LibreOffice_project/62ad5818884a2fc2e5780dd45466868d41009ec0</meta:generator>
    <dc:date>2014-08-03T20:39:02.612000000</dc:date>
    <meta:document-statistic meta:table-count="0" meta:image-count="0" meta:object-count="0" meta:page-count="5" meta:paragraph-count="28" meta:word-count="112" meta:character-count="1056" meta:non-whitespace-character-count="972"/>
    <meta:user-defined meta:name="Info 1"/>
    <meta:user-defined meta:name="Info 2"/>
    <meta:user-defined meta:name="Info 3"/>
    <meta:user-defined meta:name="Info 4"/>
  </office:meta>
</office:document-meta>
</file>